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4" style:family="table-row">
      <style:table-row-properties style:min-row-height="0.1729in"/>
    </style:style>
    <style:style style:name="Table6.B5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e6ff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7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9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ff00">
        <style:background-image/>
      </style:paragraph-properties>
    </style:style>
    <style:style style:name="P18" style:family="paragraph" style:parent-style-name="Table_20_Contents">
      <style:text-properties officeooo:paragraph-rsid="0019b6ac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officeooo:paragraph-rsid="0019b6a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b6ac"/>
    </style:style>
    <style:style style:name="T3" style:family="text">
      <style:text-properties officeooo:rsid="0019b6ac" fo:background-color="#ffff00"/>
    </style:style>
    <style:style style:name="T4" style:family="text">
      <style:text-properties officeooo:rsid="0019b6ac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 <text:s/>(Currently works at 25 kHz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2" office:value-type="string">
            <text:p text:style-name="P14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6">Yes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Yes</text:p>
          </table:table-cell>
          <table:table-cell table:style-name="Table4.C2" office:value-type="string">
            <text:p text:style-name="Table_20_Contents">Inwork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5" office:value-type="string">
            <text:p text:style-name="Table_20_Contents">Inwork</text:p>
          </table:table-cell>
          <table:table-cell table:style-name="Table4.C5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5" office:value-type="string">
            <text:p text:style-name="P17">Inwork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P18"><text:span text:style-name="T2">Inwork (KPB)</text:span>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P18"><text:span text:style-name="T2">Inwork (KPB)</text:span></text:p>
          </table:table-cell>
          <table:table-cell table:style-name="Table6.C2" office:value-type="string">
            <text:p text:style-name="P19"><text:span text:style-name="T4">No</text:span></text:p>
          </table:table-cell>
        </table:table-row>
        <table:table-row table:style-name="Table6.4"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P18"><text:span text:style-name="T2">Inwork (KPB)</text:span>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5" office:value-type="string">
            <text:p text:style-name="P18"><text:span text:style-name="T2">No</text:span>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P18"><text:span text:style-name="T2">Inwork (KPB)</text:span>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P18"><text:span text:style-name="T2">Inwork (KPB)</text:span></text:p>
          </table:table-cell>
          <table:table-cell table:style-name="Table7.C2" office:value-type="string">
            <text:p text:style-name="P18"><text:span text:style-name="T2">No</text:span>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P18"><text:span text:style-name="T2">Inwork (KPB)</text:span>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5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2" office:value-type="string">
            <text:p text:style-name="Table_20_Contents">Yes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Implement DRI/RSTn</text:p>
          </table:table-cell>
          <table:table-cell table:style-name="Table9.B7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Test RSTn Failure</text:p>
          </table:table-cell>
          <table:table-cell table:style-name="Table9.B7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9" office:value-type="string">
            <text:p text:style-name="P13"/>
          </table:table-cell>
        </table:table-row>
      </table:table>
      <text:p text:style-name="P4"/>
      <text:p text:style-name="P9">Simulator Task List</text:p>
      <text:p text:style-name="P1">Development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1">Functionality</text:p>
          </table:table-cell>
          <table:table-cell table:style-name="Table11.A1" office:value-type="string">
            <text:p text:style-name="P11">Completed</text:p>
          </table:table-cell>
          <table:table-cell table:style-name="Table11.C1" office:value-type="string">
            <text:p text:style-name="P11">Tested</text:p>
          </table:table-cell>
        </table:table-row>
        <table:table-row>
          <table:table-cell table:style-name="Table11.A2" office:value-type="string">
            <text:p text:style-name="Table_20_Contents">Simulate IHU Control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IHU Error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EXP4 Response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  <table:table-row>
          <table:table-cell table:style-name="Table11.A2" office:value-type="string">
            <text:p text:style-name="Table_20_Contents">Simulate EXP4 Errors</text:p>
          </table:table-cell>
          <table:table-cell table:style-name="Table11.B2" office:value-type="string">
            <text:p text:style-name="Table_20_Contents">No</text:p>
          </table:table-cell>
          <table:table-cell table:style-name="Table11.C2" office:value-type="string">
            <text:p text:style-name="Table_20_Contents">N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2-04T13:33:13</dc:date>
    <meta:editing-duration>PT50M48S</meta:editing-duration>
    <meta:editing-cycles>19</meta:editing-cycles>
    <meta:generator>LibreOffice/3.6$Linux_X86_64 LibreOffice_project/360m1$Build-3</meta:generator>
    <meta:print-date>2013-01-08T15:40:59</meta:print-date>
    <meta:document-statistic meta:table-count="11" meta:image-count="0" meta:object-count="0" meta:page-count="6" meta:paragraph-count="199" meta:word-count="375" meta:character-count="2253" meta:non-whitespace-character-count="2071"/>
  </office:meta>
</office:document-meta>
</file>